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8a9" officeooo:paragraph-rsid="0008e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11:01:07.039663159</meta:creation-date>
    <dc:date>2023-03-07T11:01:41.184480412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